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a74f" officeooo:paragraph-rsid="0006a74f"/>
    </style:style>
    <style:style style:name="P2" style:family="paragraph" style:parent-style-name="Standard">
      <style:text-properties officeooo:rsid="000845cb" officeooo:paragraph-rsid="000845cb"/>
    </style:style>
    <style:style style:name="P3" style:family="paragraph" style:parent-style-name="Standard">
      <style:text-properties officeooo:rsid="000992b4" officeooo:paragraph-rsid="000992b4"/>
    </style:style>
    <style:style style:name="P4" style:family="paragraph" style:parent-style-name="Standard">
      <style:text-properties officeooo:rsid="000b0c1e" officeooo:paragraph-rsid="000b0c1e"/>
    </style:style>
    <style:style style:name="P5" style:family="paragraph" style:parent-style-name="Standard">
      <style:text-properties officeooo:rsid="000b38e0" officeooo:paragraph-rsid="000b38e0"/>
    </style:style>
    <style:style style:name="P6" style:family="paragraph" style:parent-style-name="Standard">
      <style:text-properties officeooo:rsid="000cd9d5" officeooo:paragraph-rsid="000cd9d5"/>
    </style:style>
    <style:style style:name="P7" style:family="paragraph" style:parent-style-name="Standard">
      <style:text-properties officeooo:rsid="000e0221" officeooo:paragraph-rsid="000e0221"/>
    </style:style>
    <style:style style:name="P8" style:family="paragraph" style:parent-style-name="Standard">
      <style:text-properties officeooo:rsid="0012e91d" officeooo:paragraph-rsid="0012e91d"/>
    </style:style>
    <style:style style:name="P9" style:family="paragraph" style:parent-style-name="Standard">
      <style:text-properties officeooo:rsid="00171b95" officeooo:paragraph-rsid="00171b95"/>
    </style:style>
    <style:style style:name="P10" style:family="paragraph" style:parent-style-name="Standard">
      <style:text-properties officeooo:rsid="000b0c1e" officeooo:paragraph-rsid="000b0c1e" fo:background-color="#ffff00"/>
    </style:style>
    <style:style style:name="P11" style:family="paragraph" style:parent-style-name="Standard">
      <style:text-properties officeooo:rsid="0018797c" officeooo:paragraph-rsid="0018797c" fo:background-color="transparent"/>
    </style:style>
    <style:style style:name="P12" style:family="paragraph" style:parent-style-name="Standard">
      <style:text-properties officeooo:rsid="00159c64" officeooo:paragraph-rsid="00159c64"/>
    </style:style>
    <style:style style:name="P13" style:family="paragraph" style:parent-style-name="Standard">
      <style:text-properties officeooo:rsid="0018797c" officeooo:paragraph-rsid="0018797c"/>
    </style:style>
    <style:style style:name="T1" style:family="text">
      <style:text-properties officeooo:rsid="000845cb"/>
    </style:style>
    <style:style style:name="T2" style:family="text">
      <style:text-properties officeooo:rsid="000b38e0"/>
    </style:style>
    <style:style style:name="T3" style:family="text">
      <style:text-properties fo:background-color="#ffff00" loext:char-shading-value="0"/>
    </style:style>
    <style:style style:name="T4" style:family="text">
      <style:text-properties officeooo:rsid="00159c64" fo:background-color="#ffff00" loext:char-shading-value="0"/>
    </style:style>
    <style:style style:name="T5" style:family="text">
      <style:text-properties officeooo:rsid="000e0221"/>
    </style:style>
    <style:style style:name="T6" style:family="text">
      <style:text-properties officeooo:rsid="000ffe0c"/>
    </style:style>
    <style:style style:name="T7" style:family="text">
      <style:text-properties officeooo:rsid="00110648"/>
    </style:style>
    <style:style style:name="T8" style:family="text">
      <style:text-properties officeooo:rsid="0012e91d"/>
    </style:style>
    <style:style style:name="T9" style:family="text">
      <style:text-properties officeooo:rsid="0018797c"/>
    </style:style>
    <style:style style:name="T10" style:family="text">
      <style:text-properties fo:background-color="#ffffff"/>
    </style:style>
    <style:style style:name="T11" style:family="text">
      <style:text-properties officeooo:rsid="00159c64"/>
    </style:style>
    <style:style style:name="T12" style:family="text">
      <style:text-properties officeooo:rsid="001aa8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ue sur explorateur de fichiers )</text:p>
      <text:p text:style-name="P1">Bonsoir, nous sommes Clément Verdoire et Justine Meuret, et nous allons vous présenter notre application.</text:p>
      <text:p text:style-name="P1"/>
      <text:p text:style-name="P1">( =&gt; Clic sur l’exécutable )</text:p>
      <text:p text:style-name="P1"/>
      <text:p text:style-name="P1">( Vue sur le SplashCreen )</text:p>
      <text:p text:style-name="P1"/>
      <text:p text:style-name="P1">ZoOm est une application qui a pour but d’informer les visiteurs. </text:p>
      <text:p text:style-name="P1">Ansi, plusieurs moyens sont disponibles pour obtenir des informations sur une espèce ou un individu en particulier. </text:p>
      <text:p text:style-name="P1"/>
      <text:p text:style-name="P2">( Vue sur le Home )</text:p>
      <text:p text:style-name="P1">La première solution est de le rechercher <text:span text:style-name="T1">via la liste déroulant Animaux ( Clic sur la liste ).</text:span></text:p>
      <text:p text:style-name="P2">( Descente dans la liste ) Prenons par exemple ……………. ( Clic sur l’animal )</text:p>
      <text:p text:style-name="P2"/>
      <text:p text:style-name="P2">Nous avons maintenant accès à toutes les informations de …………..</text:p>
      <text:p text:style-name="P2">En haut à gauche se trouve des photos de lui que l’on peut faire défiler ( Défilement des photos ), son espèce, désignée par son nom vernaculaire et son nom scientifique.</text:p>
      <text:p text:style-name="P2"/>
      <text:p text:style-name="P3">Juste en dessous, nous retrouvons des informations plus précises comme son prénom, son age, son genre, sa date de naissance précise, sa taille, son poids et une liste de ses particularités les plus marquantes.</text:p>
      <text:p text:style-name="P3"/>
      <text:p text:style-name="P4">En haut à droite, nous pouvons observer la carte représentant la répartition de l’espèce à laquelle appartient …………… ( Clic sur le coin ), qu’il est possible d’agrandir.</text:p>
      <text:p text:style-name="P4"/>
      <text:p text:style-name="P4">( Retour à la page )</text:p>
      <text:p text:style-name="P4">Nous avons aussi la possibilité d’en apprendre plus sur les (espèce) <text:s/>grâce à des informations générales comme l’habitat naturel, le statut de conservation, les particularités de l’espèce, son alimentation et ses prédateurs.</text:p>
      <text:p text:style-name="P4"/>
      <text:p text:style-name="P9">Nous pouvons également situer leur enclos dans le zoo, pour permettre aux visiteurs de les trouver plus facilement. ( Clic sur icône carte )</text:p>
      <text:p text:style-name="P4"/>
      <text:p text:style-name="P4">Pour les plus curieux, une liste des records de longévité, de poids et de tailles de l’espèce est également disponible.</text:p>
      <text:p text:style-name="P4"/>
      <text:p text:style-name="P4">( Clic sur logo )</text:p>
      <text:p text:style-name="P4">Revenons maintenant en arrière et essayons de retrouver ………….. par d’autres moyens.</text:p>
      <text:p text:style-name="P4"/>
      <text:p text:style-name="P11"><text:span text:style-name="T10">Nous pouvons chercher son espèce dans la liste déroulante associée, puis il suffit de cliquer pour voir apparaître tous les animaux appartenant à cette espèce. </text:span></text:p>
      <text:p text:style-name="P1"/>
      <text:p text:style-name="P4">Une autre possibilité est de le rechercher directement dans la barre de recherche.</text:p>
      <text:p text:style-name="P4">Nous pouvons entrer son nom ( =&gt; )</text:p>
      <text:p text:style-name="P4">Mais aussi son espèce ( =&gt; )</text:p>
      <text:p text:style-name="P4">Ou même si nous ne nous en rappelons pas entièrement, juste quelques lettres de son nom o<text:span text:style-name="T2">u</text:span> de son espèce ( =&gt; )</text:p>
      <text:p text:style-name="P4"/>
      <text:p text:style-name="P5">Entrons maintenant dans la partie la plus importante de l’application. Outre informer les visiteurs, ZoOm a surtout pour but de les <text:span text:style-name="T12">rassembler</text:span> à la vue des soigneurs.</text:p>
      <text:p text:style-name="P5"><text:soft-page-break/></text:p>
      <text:p text:style-name="P5">Connectons-nous tout d’abord sur le compte soigneur ( =&gt; faux mot de passe )</text:p>
      <text:p text:style-name="P5">Oups, mauvais mot de passe, réessayons. ( =&gt; vrai mot de passe <text:span text:style-name="T6">soigneur</text:span> )</text:p>
      <text:p text:style-name="P5"/>
      <text:p text:style-name="P5">Parfait ! Maintenant que nous sommes connectés en tant que soigneur, nous avons accès à de nouvelles fonctionnalités.</text:p>
      <text:p text:style-name="P5">Choisissons un nouvel animal pour vous les montrer ( recherche d’un requin dormeur mexicain )</text:p>
      <text:p text:style-name="P5">Nous pouvons maintenant accéder aux informations de santé de …………….</text:p>
      <text:p text:style-name="P6">Nous pouvons voir qu’il a été ou non nourri aujourd’hui et connaître les dates du prochain nettoyage de son aquarium et de la future visite du vétérinaire.</text:p>
      <text:p text:style-name="P6"/>
      <text:p text:style-name="P6">( Clic sur horloge )</text:p>
      <text:p text:style-name="P6">Nous pouvons aussi avoir accès à l’historique de ses repas, du nettoyage de l’aquarium et des visites chez le vétérinaire, mais également à sa taille et à son poids la dernière fois qu’ils ont été mesurés.</text:p>
      <text:p text:style-name="P6"/>
      <text:p text:style-name="P6">( Retour à la page animal normale )</text:p>
      <text:p text:style-name="P6">D’ailleurs, ………….. a été visité par le vétérinaire aujourd’hui ( coche santé ), et à grandi de 7 cm et pris 2,3 kg depuis la dernière visite ( appui sur plus <text:span text:style-name="T5">rond</text:span> puis modifications )</text:p>
      <text:p text:style-name="P6"/>
      <text:p text:style-name="P7">Mais maintenant que j’y penses, il semblerait qu’un de nos soigneurs se soit trompé d’habitat pour notre requin.<text:line-break/>Allons tout de suite rectifier cette erreur en nous connectant en tant que directeur du zoo</text:p>
      <text:p text:style-name="P7">( <text:span text:style-name="T8">Déconnexion</text:span> + connexion mot de passe directeur <text:span text:style-name="T7">+ crayon + modification habitat )</text:span></text:p>
      <text:p text:style-name="P7"/>
      <text:p text:style-name="P8">Il nous reste une dernière chose à faire avant d’avoir fini. ……….., une de nos (espèce) femelle a récemment mis bas, et son petit doit donc être intégré dans les informations du zoo. </text:p>
      <text:p text:style-name="P8"/>
      <text:p text:style-name="P8">( Clic plus rectangle + rentrer infos animal )</text:p>
      <text:p text:style-name="P8"/>
      <text:p text:style-name="P12">( <text:span text:style-name="T9">Déconnexion</text:span> + <text:span text:style-name="T9">fermer l’application</text:span> )</text:p>
      <text:p text:style-name="P12"/>
      <text:p text:style-name="P13">Maintenant, il nous reste à vérifier que nos données ont bien été enregistrées.</text:p>
      <text:p text:style-name="P13"/>
      <text:p text:style-name="P13">( Rouvrir et rechercher nouvel animal )</text:p>
      <text:p text:style-name="P13"/>
      <text:p text:style-name="P13">Tout nos animaux sont bien là, m<text:span text:style-name="T11">erci de nous avoir écoutés vous présenter ZoOm l’application de gestion des animaux d’un zoo </text:span><text:span text:style-name="T4">et bonne journée à vo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e Meuret</meta:initial-creator>
    <meta:creation-date>2022-06-10T08:16:19.726000000</meta:creation-date>
    <meta:generator>LibreOffice/6.2.5.2$Windows_X86_64 LibreOffice_project/1ec314fa52f458adc18c4f025c545a4e8b22c159</meta:generator>
    <dc:date>2022-06-12T11:42:28.838000000</dc:date>
    <dc:creator>Justine Meuret</dc:creator>
    <meta:editing-duration>PT39M4S</meta:editing-duration>
    <meta:editing-cycles>10</meta:editing-cycles>
    <meta:document-statistic meta:table-count="0" meta:image-count="0" meta:object-count="0" meta:page-count="2" meta:paragraph-count="43" meta:word-count="730" meta:character-count="4204" meta:non-whitespace-character-count="3512"/>
  </office:meta>
</office:document-meta>
</file>